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adornments="Gras" style:font-family-generic="swiss"/>
  </office:font-face-decls>
  <office:automatic-styles>
    <style:style style:name="P1" style:family="paragraph" style:parent-style-name="Text_20_body">
      <style:text-properties officeooo:paragraph-rsid="0010d99e"/>
    </style:style>
    <style:style style:name="P2" style:family="paragraph" style:parent-style-name="Text_20_body">
      <style:text-properties officeooo:rsid="00116578" officeooo:paragraph-rsid="00116578"/>
    </style:style>
    <style:style style:name="P3" style:family="paragraph" style:parent-style-name="Text_20_body">
      <style:text-properties officeooo:paragraph-rsid="00116578"/>
    </style:style>
    <style:style style:name="P4" style:family="paragraph" style:parent-style-name="Text_20_body">
      <style:text-properties officeooo:rsid="00131dc2" officeooo:paragraph-rsid="00131dc2"/>
    </style:style>
    <style:style style:name="P5" style:family="paragraph" style:parent-style-name="Heading_20_1" style:list-style-name="">
      <style:text-properties officeooo:rsid="0014e68d" officeooo:paragraph-rsid="0014e68d"/>
    </style:style>
    <style:style style:name="P6" style:family="paragraph" style:parent-style-name="Text_20_body">
      <style:text-properties officeooo:rsid="001679d3" officeooo:paragraph-rsid="001679d3"/>
    </style:style>
    <style:style style:name="P7" style:family="paragraph" style:parent-style-name="Text_20_body">
      <style:text-properties officeooo:paragraph-rsid="001679d3"/>
    </style:style>
    <style:style style:name="P8" style:family="paragraph" style:parent-style-name="Text_20_body">
      <style:text-properties officeooo:paragraph-rsid="0018470f"/>
    </style:style>
    <style:style style:name="T1" style:family="text">
      <style:text-properties officeooo:rsid="0010d9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657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679d3"/>
    </style:style>
    <style:style style:name="T6" style:family="text">
      <style:text-properties officeooo:rsid="001847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5" text:outline-level="1">L’obligation</text:h>
      <text:h text:style-name="Heading_20_2" text:outline-level="2">Obligation personnelle</text:h>
      <text:h text:style-name="Heading_20_3" text:outline-level="3">Avec l’infinitif</text:h>
      <text:p text:style-name="P7"><text:span text:style-name="T5">Haber que + infinitif : </text:span>obligation personnelle</text:p>
      <text:p text:style-name="P6">Tener que + infinitif : obligation forte et personnelle</text:p>
      <text:p text:style-name="P7"><text:span text:style-name="T5">Deber que + infinitif : obligation à nuance morale</text:span></text:p>
      <text:h text:style-name="Heading_20_3" text:outline-level="3">Avec le subjonctif</text:h>
      <text:p text:style-name="P6">Es necesario que + subjonctif</text:p>
      <text:p text:style-name="P6">Hace falta que + subjonctif</text:p>
      <text:p text:style-name="P6">Es preciso que + subjonctif</text:p>
      <text:h text:style-name="Heading_20_2" text:outline-level="2">Obligation impersonelle</text:h>
      <text:p text:style-name="Text_20_body">Hay que + infinitif</text:p>
      <text:p text:style-name="Text_20_body">Hace falta + infinitif</text:p>
      <text:p text:style-name="P8">Es preciso + infinitif</text:p>
      <text:p text:style-name="P8">Es necesario + infinitif</text:p>
      <text:p text:style-name="Text_20_body">Ser de + infinitif <text:span text:style-name="T6">pour signifier "valoir la peine de"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 officeooo:rsid="000d8e9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3465a4" fo:font-weight="normal" style:font-size-asian="13pt" style:font-style-asian="normal" style:font-weight-asian="normal" style:font-size-complex="13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4T13:54:12.739227552</meta:creation-date>
    <meta:editing-duration>PT21M57S</meta:editing-duration>
    <meta:editing-cycles>9</meta:editing-cycles>
    <meta:generator>LibreOffice/7.3.5.2$Linux_X86_64 LibreOffice_project/30$Build-2</meta:generator>
    <dc:title>TST</dc:title>
    <dc:date>2022-08-14T15:24:56.302599028</dc:date>
    <meta:document-statistic meta:table-count="0" meta:image-count="0" meta:object-count="0" meta:page-count="1" meta:paragraph-count="16" meta:word-count="76" meta:character-count="466" meta:non-whitespace-character-count="406"/>
    <meta:template xlink:type="simple" xlink:actuate="onRequest" xlink:title="TST" xlink:href="../../../../../.config/libreoffice/4/user/template/TST.ott" meta:date="2022-08-14T13:54:08.499345587"/>
  </office:meta>
</office:document-meta>
</file>